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1f8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1f8" officeooo:paragraph-rsid="001d0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1c9a" officeooo:paragraph-rsid="001e1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1c9a" officeooo:paragraph-rsid="0022e9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82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cc3" officeooo:paragraph-rsid="00205c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f230" officeooo:paragraph-rsid="0020f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e92b" officeooo:paragraph-rsid="0022e9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6edb"/>
    </style:style>
    <style:style style:name="T2" style:family="text">
      <style:text-properties officeooo:rsid="001e1c9a"/>
    </style:style>
    <style:style style:name="T3" style:family="text">
      <style:text-properties officeooo:rsid="001e8225"/>
    </style:style>
    <style:style style:name="T4" style:family="text">
      <style:text-properties officeooo:rsid="00205cc3"/>
    </style:style>
    <style:style style:name="T5" style:family="text">
      <style:text-properties officeooo:rsid="0020f230"/>
    </style:style>
    <style:style style:name="T6" style:family="text">
      <style:text-properties officeooo:rsid="0022e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<text:span text:style-name="T5">5/6</text:span><text:span text:style-name="T3"> </text:span>– <text:span text:style-name="T4">5/</text:span><text:span text:style-name="T5">10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A2" office:value-type="string">
            <text:p text:style-name="P7">HSA.REI.B</text:p>
          </table:table-cell>
          <table:table-cell table:style-name="Table1.A2" office:value-type="string">
            <text:p text:style-name="P7">HSA.REI.<text:span text:style-name="T6">A</text:span></text:p>
          </table:table-cell>
          <table:table-cell table:style-name="Table1.A2" office:value-type="string">
            <text:p text:style-name="P7">HSA.REI.B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A3" office:value-type="string">
            <text:p text:style-name="P22">Quadratics,</text:p>
            <text:p text:style-name="P22">axis of symmetry</text:p>
          </table:table-cell>
          <table:table-cell table:style-name="Table1.A3" office:value-type="string">
            <text:p text:style-name="P22">Conic section, <text:span text:style-name="T6">completing the square</text:span></text:p>
          </table:table-cell>
          <table:table-cell table:style-name="Table1.A3" office:value-type="string">
            <text:p text:style-name="P23">Parent function</text:p>
          </table:table-cell>
          <table:table-cell table:style-name="Table1.A3" office:value-type="string">
            <text:p text:style-name="P21"/>
          </table:table-cell>
          <table:table-cell table:style-name="Table1.F3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A2" office:value-type="string">
            <text:p text:style-name="P10"><text:span text:style-name="T1">I </text:span><text:span text:style-name="T2">can </text:span><text:span text:style-name="T5">find salient points of and graph a quadratic with real roots</text:span></text:p>
          </table:table-cell>
          <table:table-cell table:style-name="Table1.A2" office:value-type="string">
            <text:p text:style-name="P8">I <text:span text:style-name="T1">can </text:span><text:span text:style-name="T6">complete the square for arbitrary quadratics</text:span></text:p>
          </table:table-cell>
          <table:table-cell table:style-name="Table1.A2" office:value-type="string">
            <text:p text:style-name="P18">I<text:span text:style-name="T6"> can translate graphs of parent functions</text:span></text:p>
          </table:table-cell>
          <table:table-cell table:style-name="Table1.A2" office:value-type="string">
            <text:p text:style-name="P23">I can recall the rules of exponents</text:p>
          </table:table-cell>
          <table:table-cell table:style-name="Table1.F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11">Activities</text:p>
          </table:table-cell>
          <table:table-cell table:style-name="Table1.A3" office:value-type="string">
            <text:p text:style-name="P12">Ppt </text:p>
          </table:table-cell>
          <table:table-cell table:style-name="Table1.A3" office:value-type="string">
            <text:p text:style-name="P12">Guided Notes</text:p>
          </table:table-cell>
          <table:table-cell table:style-name="Table1.A3" office:value-type="string">
            <text:p text:style-name="P10">Ppt</text:p>
          </table:table-cell>
          <table:table-cell table:style-name="Table1.A3" office:value-type="string">
            <text:p text:style-name="P10">Guided Notes</text:p>
          </table:table-cell>
          <table:table-cell table:style-name="Table1.F5" office:value-type="string">
            <text:p text:style-name="P10"/>
          </table:table-cell>
        </table:table-row>
        <table:table-row table:style-name="Table1.1">
          <table:table-cell table:style-name="Table1.A6" office:value-type="string">
            <text:p text:style-name="P13">Assessment</text:p>
          </table:table-cell>
          <table:table-cell table:style-name="Table1.B6" office:value-type="string">
            <text:p text:style-name="P14">BOW assessment</text:p>
          </table:table-cell>
          <table:table-cell table:style-name="Table1.C6" office:value-type="string">
            <text:p text:style-name="P15">Binder Update</text:p>
          </table:table-cell>
          <table:table-cell table:style-name="Table1.D6" office:value-type="string">
            <text:p text:style-name="P14">MOW assessment</text:p>
          </table:table-cell>
          <table:table-cell table:style-name="Table1.E6" office:value-type="string">
            <text:p text:style-name="P15">Binder Update</text:p>
          </table:table-cell>
          <table:table-cell table:style-name="Table1.F6" office:value-type="string">
            <text:p text:style-name="P16"><text:span text:style-name="T6">summative</text:span> <text:span text:style-name="T2">a</text:span>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8:54:54.064251846</dc:date>
    <meta:editing-duration>PT35M19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89" meta:character-count="568" meta:non-whitespace-character-count="498"/>
  </office:meta>
</office:document-meta>
</file>